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689" officeooo:paragraph-rsid="001856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data</text:p>
      <text:p text:style-name="P1">name <text:s text:c="5"/>:cat</text:p>
      <text:p text:style-name="P1">Age <text:s text:c="7"/>:1</text:p>
      <text:p text:style-name="P1">gender <text:s text:c="3"/>:fem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32:37.977222743</meta:creation-date>
    <dc:date>2020-02-04T14:34:31.379948208</dc:date>
    <meta:editing-duration>P0D</meta:editing-duration>
    <meta:editing-cycles>1</meta:editing-cycles>
    <meta:document-statistic meta:table-count="0" meta:image-count="0" meta:object-count="0" meta:page-count="1" meta:paragraph-count="4" meta:word-count="7" meta:character-count="51" meta:non-whitespace-character-count="33"/>
    <meta:generator>LibreOffice/4.2.8.2$Linux_x86 LibreOffice_project/420m0$Build-2</meta:generator>
  </office:meta>
</office:document-meta>
</file>